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382.51pt" svg:x="387.13pt" svg:y="3pt">
            <loext:p draw:notify-on-update-of-ranges="Sheet1.A1:Sheet1.A1 Sheet1.A2:Sheet1.A11 Sheet1.B1:Sheet1.B1 Sheet1.B2:Sheet1.B11 Sheet1.A1:Sheet1.A1 Sheet1.A2:Sheet1.A11 Sheet1.C1:Sheet1.C1 Sheet1.C2:Sheet1.C11 Sheet1.A1:Sheet1.A1 Sheet1.A2:Sheet1.A11 Sheet1.D1:Sheet1.D1 Sheet1.D2:Sheet1.D11 Sheet1.A1:Sheet1.A1 Sheet1.A2:Sheet1.A11 Sheet1.E1:Sheet1.E1 Sheet1.E2:Sheet1.E11 Sheet1.A1:Sheet1.A1 Sheet1.A2:Sheet1.A11 Sheet1.F1:Sheet1.F1 Sheet1.F2:Sheet1.F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330.52pt" svg:x="848.38pt" svg:y="9.04pt">
            <loext:p draw:notify-on-update-of-ranges="Sheet1.A13:Sheet1.A13 Sheet1.A14:Sheet1.A18 Sheet1.B13:Sheet1.B13 Sheet1.B14:Sheet1.B18 Sheet1.A13:Sheet1.A13 Sheet1.A14:Sheet1.A18 Sheet1.C13:Sheet1.C13 Sheet1.C14:Sheet1.C18 Sheet1.A13:Sheet1.A13 Sheet1.A14:Sheet1.A18 Sheet1.D13:Sheet1.D13 Sheet1.D14:Sheet1.D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49pt" svg:height="322.27pt" svg:x="846.03pt" svg:y="353.11pt">
            <loext:p draw:notify-on-update-of-ranges="Sheet1.A20:Sheet1.A20 Sheet1.A21:Sheet1.A30 Sheet1.B20:Sheet1.B20 Sheet1.B21:Sheet1.B3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Density-I</text:p>
          </table:table-cell>
          <table:table-cell office:value-type="string" calcext:value-type="string">
            <text:p>Refcount</text:p>
          </table:table-cell>
          <table:table-cell office:value-type="string" calcext:value-type="string">
            <text:p>HashOffse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23268" calcext:value-type="float">
            <text:p>2.23268</text:p>
          </table:table-cell>
          <table:table-cell office:value-type="float" office:value="2.83056" calcext:value-type="float">
            <text:p>2.83056</text:p>
          </table:table-cell>
          <table:table-cell office:value-type="float" office:value="16.3421" calcext:value-type="float">
            <text:p>16.3421</text:p>
          </table:table-cell>
          <table:table-cell office:value-type="float" office:value="4.20543" calcext:value-type="float">
            <text:p>4.20543</text:p>
          </table:table-cell>
          <table:table-cell office:value-type="float" office:value="1.94571" calcext:value-type="float">
            <text:p>1.945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75084" calcext:value-type="float">
            <text:p>4.75084</text:p>
          </table:table-cell>
          <table:table-cell office:value-type="float" office:value="6.59147" calcext:value-type="float">
            <text:p>6.59147</text:p>
          </table:table-cell>
          <table:table-cell office:value-type="float" office:value="46.72324" calcext:value-type="float">
            <text:p>46.72324</text:p>
          </table:table-cell>
          <table:table-cell office:value-type="float" office:value="10.43153" calcext:value-type="float">
            <text:p>10.43153</text:p>
          </table:table-cell>
          <table:table-cell office:value-type="float" office:value="3.97285" calcext:value-type="float">
            <text:p>3.972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.56888" calcext:value-type="float">
            <text:p>7.56888</text:p>
          </table:table-cell>
          <table:table-cell office:value-type="float" office:value="9.299" calcext:value-type="float">
            <text:p>9.299</text:p>
          </table:table-cell>
          <table:table-cell office:value-type="float" office:value="65.68642" calcext:value-type="float">
            <text:p>65.68642</text:p>
          </table:table-cell>
          <table:table-cell office:value-type="float" office:value="10.95996" calcext:value-type="float">
            <text:p>10.95996</text:p>
          </table:table-cell>
          <table:table-cell office:value-type="float" office:value="5.93546" calcext:value-type="float">
            <text:p>5.9354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.47975" calcext:value-type="float">
            <text:p>10.47975</text:p>
          </table:table-cell>
          <table:table-cell office:value-type="float" office:value="12.82771" calcext:value-type="float">
            <text:p>12.82771</text:p>
          </table:table-cell>
          <table:table-cell office:value-type="float" office:value="84.33243" calcext:value-type="float">
            <text:p>84.33243</text:p>
          </table:table-cell>
          <table:table-cell office:value-type="float" office:value="14.10102" calcext:value-type="float">
            <text:p>14.10102</text:p>
          </table:table-cell>
          <table:table-cell office:value-type="float" office:value="8.05408" calcext:value-type="float">
            <text:p>8.054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.75045" calcext:value-type="float">
            <text:p>13.75045</text:p>
          </table:table-cell>
          <table:table-cell office:value-type="float" office:value="15.61355" calcext:value-type="float">
            <text:p>15.61355</text:p>
          </table:table-cell>
          <table:table-cell office:value-type="float" office:value="102.83349" calcext:value-type="float">
            <text:p>102.83349</text:p>
          </table:table-cell>
          <table:table-cell office:value-type="float" office:value="18.073" calcext:value-type="float">
            <text:p>18.073</text:p>
          </table:table-cell>
          <table:table-cell office:value-type="float" office:value="10.11088" calcext:value-type="float">
            <text:p>10.1108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.74428" calcext:value-type="float">
            <text:p>16.74428</text:p>
          </table:table-cell>
          <table:table-cell office:value-type="float" office:value="18.32508" calcext:value-type="float">
            <text:p>18.32508</text:p>
          </table:table-cell>
          <table:table-cell office:value-type="float" office:value="121.35541" calcext:value-type="float">
            <text:p>121.35541</text:p>
          </table:table-cell>
          <table:table-cell office:value-type="float" office:value="21.74957" calcext:value-type="float">
            <text:p>21.74957</text:p>
          </table:table-cell>
          <table:table-cell office:value-type="float" office:value="12.15918" calcext:value-type="float">
            <text:p>12.1591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9.91239" calcext:value-type="float">
            <text:p>19.91239</text:p>
          </table:table-cell>
          <table:table-cell office:value-type="float" office:value="23.1917" calcext:value-type="float">
            <text:p>23.1917</text:p>
          </table:table-cell>
          <table:table-cell office:value-type="float" office:value="157.22143" calcext:value-type="float">
            <text:p>157.22143</text:p>
          </table:table-cell>
          <table:table-cell office:value-type="float" office:value="25.75229" calcext:value-type="float">
            <text:p>25.75229</text:p>
          </table:table-cell>
          <table:table-cell office:value-type="float" office:value="14.21518" calcext:value-type="float">
            <text:p>14.2151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3.54039" calcext:value-type="float">
            <text:p>23.54039</text:p>
          </table:table-cell>
          <table:table-cell office:value-type="float" office:value="26.20345" calcext:value-type="float">
            <text:p>26.20345</text:p>
          </table:table-cell>
          <table:table-cell office:value-type="float" office:value="157.48965" calcext:value-type="float">
            <text:p>157.48965</text:p>
          </table:table-cell>
          <table:table-cell office:value-type="float" office:value="29.93353" calcext:value-type="float">
            <text:p>29.93353</text:p>
          </table:table-cell>
          <table:table-cell office:value-type="float" office:value="16.84042" calcext:value-type="float">
            <text:p>16.8404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6.86445" calcext:value-type="float">
            <text:p>26.86445</text:p>
          </table:table-cell>
          <table:table-cell office:value-type="float" office:value="28.24534" calcext:value-type="float">
            <text:p>28.24534</text:p>
          </table:table-cell>
          <table:table-cell office:value-type="float" office:value="176.93324" calcext:value-type="float">
            <text:p>176.93324</text:p>
          </table:table-cell>
          <table:table-cell office:value-type="float" office:value="36.51507" calcext:value-type="float">
            <text:p>36.51507</text:p>
          </table:table-cell>
          <table:table-cell office:value-type="float" office:value="19.07494" calcext:value-type="float">
            <text:p>19.074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9.05446" calcext:value-type="float">
            <text:p>29.05446</text:p>
          </table:table-cell>
          <table:table-cell office:value-type="float" office:value="32.01209" calcext:value-type="float">
            <text:p>32.01209</text:p>
          </table:table-cell>
          <table:table-cell office:value-type="float" office:value="195.07819" calcext:value-type="float">
            <text:p>195.07819</text:p>
          </table:table-cell>
          <table:table-cell office:value-type="float" office:value="42.06847" calcext:value-type="float">
            <text:p>42.06847</text:p>
          </table:table-cell>
          <table:table-cell office:value-type="float" office:value="20.43871" calcext:value-type="float">
            <text:p>20.4387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efcount-2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Density-I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.91429" calcext:value-type="float">
            <text:p>8.91429</text:p>
          </table:table-cell>
          <table:table-cell office:value-type="float" office:value="26.58721" calcext:value-type="float">
            <text:p>26.58721</text:p>
          </table:table-cell>
          <table:table-cell office:value-type="float" office:value="16.3421" calcext:value-type="float">
            <text:p>16.342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1.9261" calcext:value-type="float">
            <text:p>51.9261</text:p>
          </table:table-cell>
          <table:table-cell office:value-type="float" office:value="160.26104" calcext:value-type="float">
            <text:p>160.26104</text:p>
          </table:table-cell>
          <table:table-cell office:value-type="float" office:value="46.72324" calcext:value-type="float">
            <text:p>46.72324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2.41887" calcext:value-type="float">
            <text:p>132.41887</text:p>
          </table:table-cell>
          <table:table-cell office:value-type="float" office:value="423.34908" calcext:value-type="float">
            <text:p>423.34908</text:p>
          </table:table-cell>
          <table:table-cell office:value-type="float" office:value="65.68642" calcext:value-type="float">
            <text:p>65.68642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3.08909" calcext:value-type="float">
            <text:p>253.08909</text:p>
          </table:table-cell>
          <table:table-cell/>
          <table:table-cell office:value-type="float" office:value="84.33243" calcext:value-type="float">
            <text:p>84.33243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4.79927" calcext:value-type="float">
            <text:p>404.79927</text:p>
          </table:table-cell>
          <table:table-cell/>
          <table:table-cell office:value-type="float" office:value="102.83349" calcext:value-type="float">
            <text:p>102.83349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Density&gt;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7434" calcext:value-type="float">
            <text:p>1.743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905" calcext:value-type="float">
            <text:p>8.90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.5528" calcext:value-type="float">
            <text:p>24.552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7.6586" calcext:value-type="float">
            <text:p>57.658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3.5048" calcext:value-type="float">
            <text:p>113.5048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7.0766" calcext:value-type="float">
            <text:p>197.0766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3.2982" calcext:value-type="float">
            <text:p>313.2982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71.705" calcext:value-type="float">
            <text:p>471.70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3.4672" calcext:value-type="float">
            <text:p>673.4672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26.0756" calcext:value-type="float">
            <text:p>926.075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23:20:10.760277419</meta:creation-date>
    <dc:date>2016-05-18T23:44:40.009396765</dc:date>
    <meta:editing-duration>PT9M8S</meta:editing-duration>
    <meta:editing-cycles>2</meta:editing-cycles>
    <meta:generator>LibreOffice/5.0.5.2$Linux_X86_64 LibreOffice_project/00m0$Build-2</meta:generator>
    <meta:document-statistic meta:table-count="1" meta:cell-count="10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13.495cm" xlink:href=".." xlink:type="simple" chart:class="chart:scatter" chart:style-name="ch1">
        <chart:title svg:x="7.651cm" svg:y="0.405cm" chart:style-name="ch2">
          <text:p>A6</text:p>
        </chart:title>
        <chart:subtitle svg:x="6.698cm" svg:y="1.479cm" chart:style-name="ch3">
          <text:p>Sort policies A</text:p>
        </chart:subtitle>
        <chart:legend chart:legend-position="end" svg:x="12.934cm" svg:y="5.452cm" style:legend-expansion="high" chart:style-name="ch4"/>
        <chart:plot-area chart:style-name="ch5" table:cell-range-address="Sheet1.A1:Sheet1.F11" chart:data-source-has-labels="row" svg:x="1.33cm" svg:y="2.457cm" svg:width="11.285cm" svg:height="9.788cm">
          <chartooo:coordinate-region svg:x="2.137cm" svg:y="2.656cm" svg:width="10.106cm" svg:height="8.942cm"/>
          <chart:axis chart:dimension="x" chart:name="primary-x" chart:style-name="ch6">
            <chart:title svg:x="6.346cm" svg:y="12.514cm" chart:style-name="ch7">
              <text:p>Set size</text:p>
            </chart:title>
          </chart:axis>
          <chart:axis chart:dimension="y" chart:name="primary-y" chart:style-name="ch6">
            <chart:title svg:x="0.451cm" svg:y="7.792cm" chart:style-name="ch8">
              <text:p>msec</text:p>
            </chart:title>
            <chart:grid chart:style-name="ch9" chart:class="major"/>
          </chart:axis>
          <chart:series chart:style-name="ch10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series chart:style-name="ch11" chart:values-cell-range-address="Sheet1.C2:Sheet1.C11" chart:label-cell-address="Sheet1.C1:Sheet1.C1" chart:class="chart:scatter">
            <chart:data-point chart:repeated="10"/>
          </chart:series>
          <chart:series chart:style-name="ch12" chart:values-cell-range-address="Sheet1.D2:Sheet1.D11" chart:label-cell-address="Sheet1.D1:Sheet1.D1" chart:class="chart:scatter">
            <chart:data-point chart:repeated="10"/>
          </chart:series>
          <chart:series chart:style-name="ch13" chart:values-cell-range-address="Sheet1.E2:Sheet1.E11" chart:label-cell-address="Sheet1.E1:Sheet1.E1" chart:class="chart:scatter">
            <chart:data-point chart:repeated="10"/>
          </chart:series>
          <chart:series chart:style-name="ch14" chart:values-cell-range-address="Sheet1.F2:Sheet1.F11" chart:label-cell-address="Sheet1.F1:Sheet1.F1" chart:class="chart:scatte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ze</text:p>
                <draw:g>
                  <svg:desc>Sheet1.B1:Sheet1.B1</svg:desc>
                </draw:g>
              </table:table-cell>
              <table:table-cell office:value-type="string">
                <text:p>Offset</text:p>
                <draw:g>
                  <svg:desc>Sheet1.C1:Sheet1.C1</svg:desc>
                </draw:g>
              </table:table-cell>
              <table:table-cell office:value-type="string">
                <text:p>Density-I</text:p>
                <draw:g>
                  <svg:desc>Sheet1.D1:Sheet1.D1</svg:desc>
                </draw:g>
              </table:table-cell>
              <table:table-cell office:value-type="string">
                <text:p>Refcount</text:p>
                <draw:g>
                  <svg:desc>Sheet1.E1:Sheet1.E1</svg:desc>
                </draw:g>
              </table:table-cell>
              <table:table-cell office:value-type="string">
                <text:p>HashOffset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11</svg:desc>
                </draw:g>
              </table:table-cell>
              <table:table-cell office:value-type="float" office:value="2.23268">
                <text:p>2.23268</text:p>
                <draw:g>
                  <svg:desc>Sheet1.B2:Sheet1.B11</svg:desc>
                </draw:g>
              </table:table-cell>
              <table:table-cell office:value-type="float" office:value="2.83056">
                <text:p>2.83056</text:p>
                <draw:g>
                  <svg:desc>Sheet1.C2:Sheet1.C11</svg:desc>
                </draw:g>
              </table:table-cell>
              <table:table-cell office:value-type="float" office:value="16.3421">
                <text:p>16.3421</text:p>
                <draw:g>
                  <svg:desc>Sheet1.D2:Sheet1.D11</svg:desc>
                </draw:g>
              </table:table-cell>
              <table:table-cell office:value-type="float" office:value="4.20543">
                <text:p>4.20543</text:p>
                <draw:g>
                  <svg:desc>Sheet1.E2:Sheet1.E11</svg:desc>
                </draw:g>
              </table:table-cell>
              <table:table-cell office:value-type="float" office:value="1.94571">
                <text:p>1.94571</text:p>
                <draw:g>
                  <svg:desc>Sheet1.F2:Sheet1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4.75084">
                <text:p>4.75084</text:p>
              </table:table-cell>
              <table:table-cell office:value-type="float" office:value="6.59147">
                <text:p>6.59147</text:p>
              </table:table-cell>
              <table:table-cell office:value-type="float" office:value="46.72324">
                <text:p>46.72324</text:p>
              </table:table-cell>
              <table:table-cell office:value-type="float" office:value="10.43153">
                <text:p>10.43153</text:p>
              </table:table-cell>
              <table:table-cell office:value-type="float" office:value="3.97285">
                <text:p>3.97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7.56888">
                <text:p>7.56888</text:p>
              </table:table-cell>
              <table:table-cell office:value-type="float" office:value="9.299">
                <text:p>9.299</text:p>
              </table:table-cell>
              <table:table-cell office:value-type="float" office:value="65.68642">
                <text:p>65.68642</text:p>
              </table:table-cell>
              <table:table-cell office:value-type="float" office:value="10.95996">
                <text:p>10.95996</text:p>
              </table:table-cell>
              <table:table-cell office:value-type="float" office:value="5.93546">
                <text:p>5.935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0.47975">
                <text:p>10.47975</text:p>
              </table:table-cell>
              <table:table-cell office:value-type="float" office:value="12.82771">
                <text:p>12.82771</text:p>
              </table:table-cell>
              <table:table-cell office:value-type="float" office:value="84.33243">
                <text:p>84.33243</text:p>
              </table:table-cell>
              <table:table-cell office:value-type="float" office:value="14.10102">
                <text:p>14.10102</text:p>
              </table:table-cell>
              <table:table-cell office:value-type="float" office:value="8.05408">
                <text:p>8.054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3.75045">
                <text:p>13.75045</text:p>
              </table:table-cell>
              <table:table-cell office:value-type="float" office:value="15.61355">
                <text:p>15.61355</text:p>
              </table:table-cell>
              <table:table-cell office:value-type="float" office:value="102.83349">
                <text:p>102.83349</text:p>
              </table:table-cell>
              <table:table-cell office:value-type="float" office:value="18.073">
                <text:p>18.073</text:p>
              </table:table-cell>
              <table:table-cell office:value-type="float" office:value="10.11088">
                <text:p>10.110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6.74428">
                <text:p>16.74428</text:p>
              </table:table-cell>
              <table:table-cell office:value-type="float" office:value="18.32508">
                <text:p>18.32508</text:p>
              </table:table-cell>
              <table:table-cell office:value-type="float" office:value="121.35541">
                <text:p>121.35541</text:p>
              </table:table-cell>
              <table:table-cell office:value-type="float" office:value="21.74957">
                <text:p>21.74957</text:p>
              </table:table-cell>
              <table:table-cell office:value-type="float" office:value="12.15918">
                <text:p>12.159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19.91239">
                <text:p>19.91239</text:p>
              </table:table-cell>
              <table:table-cell office:value-type="float" office:value="23.1917">
                <text:p>23.1917</text:p>
              </table:table-cell>
              <table:table-cell office:value-type="float" office:value="157.22143">
                <text:p>157.22143</text:p>
              </table:table-cell>
              <table:table-cell office:value-type="float" office:value="25.75229">
                <text:p>25.75229</text:p>
              </table:table-cell>
              <table:table-cell office:value-type="float" office:value="14.21518">
                <text:p>14.215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23.54039">
                <text:p>23.54039</text:p>
              </table:table-cell>
              <table:table-cell office:value-type="float" office:value="26.20345">
                <text:p>26.20345</text:p>
              </table:table-cell>
              <table:table-cell office:value-type="float" office:value="157.48965">
                <text:p>157.48965</text:p>
              </table:table-cell>
              <table:table-cell office:value-type="float" office:value="29.93353">
                <text:p>29.93353</text:p>
              </table:table-cell>
              <table:table-cell office:value-type="float" office:value="16.84042">
                <text:p>16.840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26.86445">
                <text:p>26.86445</text:p>
              </table:table-cell>
              <table:table-cell office:value-type="float" office:value="28.24534">
                <text:p>28.24534</text:p>
              </table:table-cell>
              <table:table-cell office:value-type="float" office:value="176.93324">
                <text:p>176.93324</text:p>
              </table:table-cell>
              <table:table-cell office:value-type="float" office:value="36.51507">
                <text:p>36.51507</text:p>
              </table:table-cell>
              <table:table-cell office:value-type="float" office:value="19.07494">
                <text:p>19.074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29.05446">
                <text:p>29.05446</text:p>
              </table:table-cell>
              <table:table-cell office:value-type="float" office:value="32.01209">
                <text:p>32.01209</text:p>
              </table:table-cell>
              <table:table-cell office:value-type="float" office:value="195.07819">
                <text:p>195.07819</text:p>
              </table:table-cell>
              <table:table-cell office:value-type="float" office:value="42.06847">
                <text:p>42.06847</text:p>
              </table:table-cell>
              <table:table-cell office:value-type="float" office:value="20.43871">
                <text:p>20.438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1.661cm" xlink:href=".." xlink:type="simple" chart:class="chart:scatter" chart:style-name="ch1">
        <chart:title svg:x="7.651cm" svg:y="0.369cm" chart:style-name="ch2">
          <text:p>A6</text:p>
        </chart:title>
        <chart:subtitle svg:x="6.646cm" svg:y="1.407cm" chart:style-name="ch3">
          <text:p>Sort pollicies B</text:p>
        </chart:subtitle>
        <chart:legend chart:legend-position="end" svg:x="12.987cm" svg:y="5.033cm" style:legend-expansion="high" chart:style-name="ch4"/>
        <chart:plot-area chart:style-name="ch5" table:cell-range-address="Sheet1.A13:Sheet1.D18" chart:data-source-has-labels="row" svg:x="1.33cm" svg:y="2.349cm" svg:width="11.338cm" svg:height="8.098cm">
          <chartooo:coordinate-region svg:x="2.137cm" svg:y="2.548cm" svg:width="10.252cm" svg:height="7.252cm"/>
          <chart:axis chart:dimension="x" chart:name="primary-x" chart:style-name="ch6">
            <chart:title svg:x="6.373cm" svg:y="10.68cm" chart:style-name="ch7">
              <text:p>Set size</text:p>
            </chart:title>
          </chart:axis>
          <chart:axis chart:dimension="y" chart:name="primary-y" chart:style-name="ch6">
            <chart:title svg:x="0.451cm" svg:y="6.839cm" chart:style-name="ch8">
              <text:p>msec</text:p>
            </chart:title>
            <chart:grid chart:style-name="ch9" chart:class="major"/>
          </chart:axis>
          <chart:series chart:style-name="ch10" chart:values-cell-range-address="Sheet1.B14:Sheet1.B18" chart:label-cell-address="Sheet1.B13:Sheet1.B13" chart:class="chart:scatter">
            <chart:domain table:cell-range-address="Sheet1.A14:Sheet1.A18"/>
            <chart:data-point chart:repeated="5"/>
          </chart:series>
          <chart:series chart:style-name="ch11" chart:values-cell-range-address="Sheet1.C14:Sheet1.C18" chart:label-cell-address="Sheet1.C13:Sheet1.C13" chart:class="chart:scatter">
            <chart:data-point chart:repeated="5"/>
          </chart:series>
          <chart:series chart:style-name="ch12" chart:values-cell-range-address="Sheet1.D14:Sheet1.D18" chart:label-cell-address="Sheet1.D13:Sheet1.D13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fcount-2</text:p>
                <draw:g>
                  <svg:desc>Sheet1.B13:Sheet1.B13</svg:desc>
                </draw:g>
              </table:table-cell>
              <table:table-cell office:value-type="string">
                <text:p>Weight</text:p>
                <draw:g>
                  <svg:desc>Sheet1.C13:Sheet1.C13</svg:desc>
                </draw:g>
              </table:table-cell>
              <table:table-cell office:value-type="string">
                <text:p>Density-I</text:p>
                <draw:g>
                  <svg:desc>Sheet1.D13:Sheet1.D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14:Sheet1.A18</svg:desc>
                </draw:g>
              </table:table-cell>
              <table:table-cell office:value-type="float" office:value="8.91429">
                <text:p>8.91429</text:p>
                <draw:g>
                  <svg:desc>Sheet1.B14:Sheet1.B18</svg:desc>
                </draw:g>
              </table:table-cell>
              <table:table-cell office:value-type="float" office:value="26.58721">
                <text:p>26.58721</text:p>
                <draw:g>
                  <svg:desc>Sheet1.C14:Sheet1.C18</svg:desc>
                </draw:g>
              </table:table-cell>
              <table:table-cell office:value-type="float" office:value="16.3421">
                <text:p>16.3421</text:p>
                <draw:g>
                  <svg:desc>Sheet1.D14:Sheet1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51.9261">
                <text:p>51.9261</text:p>
              </table:table-cell>
              <table:table-cell office:value-type="float" office:value="160.26104">
                <text:p>160.26104</text:p>
              </table:table-cell>
              <table:table-cell office:value-type="float" office:value="46.72324">
                <text:p>46.72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32.41887">
                <text:p>132.41887</text:p>
              </table:table-cell>
              <table:table-cell office:value-type="float" office:value="423.34908">
                <text:p>423.34908</text:p>
              </table:table-cell>
              <table:table-cell office:value-type="float" office:value="65.68642">
                <text:p>65.686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253.08909">
                <text:p>253.08909</text:p>
              </table:table-cell>
              <table:table-cell office:value-type="float" office:value="NaN">
                <text:p>NaN</text:p>
              </table:table-cell>
              <table:table-cell office:value-type="float" office:value="84.33243">
                <text:p>84.332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404.79927">
                <text:p>404.79927</text:p>
              </table:table-cell>
              <table:table-cell office:value-type="float" office:value="NaN">
                <text:p>NaN</text:p>
              </table:table-cell>
              <table:table-cell office:value-type="float" office:value="102.83349">
                <text:p>102.833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11.37cm" xlink:href=".." xlink:type="simple" chart:class="chart:scatter" chart:style-name="ch1">
        <chart:title svg:x="7.651cm" svg:y="0.363cm" chart:style-name="ch2">
          <text:p>A6</text:p>
        </chart:title>
        <chart:subtitle svg:x="6.632cm" svg:y="1.395cm" chart:style-name="ch3">
          <text:p>Sort pollicies C</text:p>
        </chart:subtitle>
        <chart:legend chart:legend-position="end" svg:x="13.094cm" svg:y="5.386cm" style:legend-expansion="high" chart:style-name="ch4"/>
        <chart:plot-area chart:style-name="ch5" table:cell-range-address="Sheet1.A20:Sheet1.B30" chart:data-source-has-labels="row" svg:x="1.33cm" svg:y="2.331cm" svg:width="11.445cm" svg:height="7.831cm">
          <chartooo:coordinate-region svg:x="2.137cm" svg:y="2.53cm" svg:width="10.266cm" svg:height="6.985cm"/>
          <chart:axis chart:dimension="x" chart:name="primary-x" chart:style-name="ch6">
            <chart:title svg:x="6.426cm" svg:y="10.389cm" chart:style-name="ch7">
              <text:p>Set size</text:p>
            </chart:title>
          </chart:axis>
          <chart:axis chart:dimension="y" chart:name="primary-y" chart:style-name="ch6">
            <chart:title svg:x="0.451cm" svg:y="6.687cm" chart:style-name="ch8">
              <text:p>msec</text:p>
            </chart:title>
            <chart:grid chart:style-name="ch9" chart:class="major"/>
          </chart:axis>
          <chart:series chart:style-name="ch10" chart:values-cell-range-address="Sheet1.B21:Sheet1.B30" chart:label-cell-address="Sheet1.B20:Sheet1.B20" chart:class="chart:scatter">
            <chart:domain table:cell-range-address="Sheet1.A21:Sheet1.A3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ensity&gt;1</text:p>
                <draw:g>
                  <svg:desc>Sheet1.B20:Sheet1.B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1:Sheet1.A30</svg:desc>
                </draw:g>
              </table:table-cell>
              <table:table-cell office:value-type="float" office:value="1.7434">
                <text:p>1.7434</text:p>
                <draw:g>
                  <svg:desc>Sheet1.B21:Sheet1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8.905">
                <text:p>8.9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4.5528">
                <text:p>24.55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7.6586">
                <text:p>57.65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13.5048">
                <text:p>113.50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97.0766">
                <text:p>197.07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313.2982">
                <text:p>313.29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471.705">
                <text:p>471.7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673.4672">
                <text:p>673.46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926.0756">
                <text:p>926.07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